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03H10M00S" calcext:value-type="time">
            <text:p>03:10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table:number-columns-repeated="2"/>
          <table:table-cell table:formula="of:=[.C14]-[.B14]" office:value-type="time" office:time-value="-PT15H30M00S" calcext:value-type="time">
            <text:p>-15:3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5]-[.B1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6]-[.B1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7]-[.B1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8]-[.B1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9]-[.B19]" office:value-type="time" office:time-value="PT00H00M00S" calcext:value-type="time">
            <text:p>00:00:00</text:p>
          </table:table-cell>
          <table:table-cell table:style-name="ce11"/>
          <table:table-cell/>
        </table:table-row>
        <table:table-row table:style-name="ro1">
          <table:table-cell table:number-columns-repeated="4"/>
          <table:table-cell table:formula="of:=[.C20]-[.B2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1]-[.B2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2]-[.B2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3]-[.B2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4]-[.B2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5]-[.B2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4:43:42.7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3-25T15:33:16.366000000</dc:date>
    <meta:editing-duration>P1DT3H35M57S</meta:editing-duration>
    <meta:editing-cycles>24</meta:editing-cycles>
    <meta:generator>LibreOffice/7.2.5.2$Windows_X86_64 LibreOffice_project/499f9727c189e6ef3471021d6132d4c694f357e5</meta:generator>
    <meta:document-statistic meta:table-count="1" meta:cell-count="80" meta:object-count="0"/>
  </office:meta>
</office:document-meta>
</file>